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2105c" officeooo:paragraph-rsid="0012105c"/>
    </style:style>
    <style:style style:name="P2" style:family="paragraph" style:parent-style-name="Standard">
      <style:text-properties officeooo:paragraph-rsid="001284b5"/>
    </style:style>
    <style:style style:name="P3" style:family="paragraph" style:parent-style-name="Standard">
      <style:text-properties officeooo:rsid="00173963" officeooo:paragraph-rsid="00173963"/>
    </style:style>
    <style:style style:name="T1" style:family="text">
      <style:text-properties officeooo:rsid="0013ad2f"/>
    </style:style>
    <style:style style:name="T2" style:family="text">
      <style:text-properties officeooo:rsid="00128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dir_train(ドライバー1方向) </text:p>
      <text:p text:style-name="P3"/>
      <text:p text:style-name="P2"><text:span text:style-name="T1">256</text:span><text:span text:style-name="T2">x</text:span><text:span text:style-name="T1">256</text:span></text:p>
      <text:p text:style-name="P2"/>
      <text:p text:style-name="P1">10000 epoch</text:p>
      <text:p text:style-name="P1"/>
      <text:p text:style-name="P1">([transforms.CenterCrop(1080),</text:p>
      <text:p text:style-name="P1"><text:s text:c="2"/>transforms.RandomAffine(degrees=[-10, 10], translate=(0.05,0.05)),</text:p>
      <text:p text:style-name="P1"><text:s text:c="2"/>transforms.RandomVerticalFlip(p=0.8),</text:p>
      <text:p text:style-name="P1"><text:s text:c="2"/>transforms.CenterCrop(840),</text:p>
      <text:p text:style-name="P1"><text:s text:c="2"/>transforms.Resize((256,256)), </text:p>
      <text:p text:style-name="P1"><text:s text:c="2"/>transforms.ToTensor()])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3:36:33.561680902</meta:creation-date>
    <dc:date>2022-07-21T18:51:22.967111048</dc:date>
    <meta:editing-duration>PT3M3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1" meta:character-count="266" meta:non-whitespace-character-count="247"/>
  </office:meta>
</office:document-meta>
</file>